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5_27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5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Bernard Drachman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Septemer 1, 1891</text:p>
      <text:p text:style-name="P5">Month<text:tab/><text:tab/><text:tab/><text:tab/><text:tab/><text:tab/>September</text:p>
      <text:p text:style-name="P5">Year<text:tab/><text:tab/><text:tab/><text:tab/><text:tab/><text:tab/>1891</text:p>
      <text:p text:style-name="P5">Hebrew Date<text:tab/><text:tab/><text:tab/><text:tab/><text:tab/></text:p>
      <text:p text:style-name="P5">Undated</text:p>
      <text:p text:style-name="P5">City<text:tab/><text:tab/><text:tab/><text:tab/><text:tab/><text:tab/>New York</text:p>
      <text:p text:style-name="P5">State<text:tab/><text:tab/><text:tab/><text:tab/><text:tab/><text:tab/>NY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New York, Sept. 1<text:span text:style-name="T2">st</text:span><text:span text:style-name="T3">[/ inserted by author]5651/</text:span></text:p>
      <text:p text:style-name="P2"><text:span text:style-name="T3">Dear Dr!/</text:span></text:p>
      <text:p text:style-name="P2"><text:span text:style-name="T3"><text:tab/>I write to inform you/ that Mr Blumenthal arrived yest-/-erday and we will go together for/ the purpose of engaging a place/ for the Seminary this afternoon./ <text:s/>I would also inform you that/ I have received an application/ from a small but respectable and/ orthodox congregation for an English/ preacher for the Holy days. <text:s/>The/ congregation would be pleased to/ receive one of our students. <text:s/>Would/ you consent to my sending Hertz?/ <text:s/>Mr Blumenthal is wiling this/ year in case you give permission./</text:span></text:p>
      <text:p text:style-name="P2"><text:span text:style-name="T3"/></text:p>
      <text:p text:style-name="P2"><text:span text:style-name="T3">[Page 2]</text:span></text:p>
      <text:p text:style-name="P2"><text:span text:style-name="T3">Kindly let me know your decision/ at the earliest convenience as I have/ promised to give the committee an/ answer by the end of the week./ <text:s/>Hoping you are in good health, I/ remain with best regards/ Very truly yours/ Bernard Drachman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8T13:56:45.39</meta:creation-date>
    <meta:document-statistic meta:table-count="0" meta:image-count="0" meta:object-count="0" meta:page-count="2" meta:paragraph-count="66" meta:word-count="303" meta:character-count="2073"/>
    <dc:date>2011-11-28T14:12:46.61</dc:date>
    <dc:creator>Penn Libraries</dc:creator>
    <meta:editing-duration>PT00H16M01S</meta:editing-duration>
    <meta:editing-cycles>1</meta:editing-cycles>
    <meta:generator>OpenOffice.org/3.2$Win32 OpenOffice.org_project/320m12$Build-9483</meta:generator>
  </office:meta>
</office:document-meta>
</file>